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ctNodeTypeDefWriter.writeRequiredTypes( Name [ ] req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Writer.writeNodeDefs( QNodeTypeDefinition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Writer.writeDefaultValues( QValue [ ] dv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actNodeTypeDefWriter.write( List l , NamespaceResolver r , NamePathResolver npResolver , ValueFactory valueFactory , 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ctNodeTypeDefWriter.CompactNodeTypeDefWriter( Writer out , NamespaceResolver r , NamePathResolver npResolver , ValueFactory 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Writer.write( QNodeTypeDefinition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ctNodeTypeDefWriter.writeDefaultType( Name def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ctNodeTypeDefWriter.resolve( Name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mpactNodeTypeDefWriter.writeNodeDef( QNodeTypeDefinition ntd , QNodeDefinition 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mpactNodeTypeDefWriter.writePropDefs( QNodeTypeDefinition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Writer.writeValueConstraints( String [ ] vca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actNodeTypeDefWri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Writer.escap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Writer.writeItemDef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Writer.writePropDef( QNodeTypeDefinition ntd , QPropertyDefinition p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pactNodeTypeDefWriter.convertConstraint( String vc , in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Writer.writeOptions( QNodeTypeDefinition nt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Writer.writeName( QNodeTypeDefinition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ctNodeTypeDefWriter.writeSupertypes( QNodeTypeDefinition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ctNodeTypeDefWriter.CompactNodeTypeDefWriter( Writer out , NamespaceResolver r , NamePathResolver npResolver , ValueFactory valueFactory , boolean includ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